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style:font-size-asian="11pt" style:font-size-complex="11pt"/>
    </style:style>
    <style:style style:name="P5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6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8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18</text:p>
      <text:p text:style-name="P2">Нерастворимые основания и амфотерные гидроксиды</text:p>
      <text:p text:style-name="P1"/>
      <text:p text:style-name="P3">Получение</text:p>
      <text:p text:style-name="P4">Растворимая соль + Щелочь</text:p>
      <text:p text:style-name="P4"><draw:frame draw:style-name="fr1" draw:name="Объект1" text:anchor-type="as-char" svg:width="8.2cm" svg:height="2.3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>Химические свойства</text:p>
      <text:list xml:id="list3515177128" text:style-name="L1">
        <text:list-item>
          <text:p text:style-name="P5">И те и другие разлагаются при нагревании, а иногда и при хранении</text:p>
          <text:p text:style-name="P5"><draw:frame draw:style-name="fr1" draw:name="Объект2" text:anchor-type="as-char" svg:width="4.35cm" svg:height="1.334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5">** <text:span text:style-name="T4">Если разложение проходит в присутствии кислорода (на воздухе), то </text:span><text:span text:style-name="T4"><draw:frame draw:style-name="fr1" draw:name="Объект3" text:anchor-type="as-char" svg:width="2.311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</text:span><text:span text:style-name="T4">могут доокисляться до </text:span><text:span text:style-name="T4"><draw:frame draw:style-name="fr1" draw:name="Объект4" text:anchor-type="as-char" svg:width="2.584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.</text:span></text:p>
        </text:list-item>
        <text:list-item>
          <text:p text:style-name="P8">И нерастворимые основания и амфотерные гидроксиды способны реагировать с кислотами</text:p>
          <text:p text:style-name="P8"><draw:frame draw:style-name="fr1" draw:name="Объект5" text:anchor-type="as-char" svg:width="6.512cm" svg:height="2.304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8">В отличие от нерастворимых оснований амфотерные гидроксиды способны реагировать с водными растворами щелочей</text:p>
          <text:p text:style-name="P8"><draw:frame draw:style-name="fr1" draw:name="Объект6" text:anchor-type="as-char" svg:width="7.855cm" svg:height="1.82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7"/>
      <text:p text:style-name="P7">Никаких других свойств у этих веществ не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0:47:42.57</meta:creation-date>
    <dc:date>2018-12-18T20:20:59.915245372</dc:date>
    <meta:editing-duration>PT40M16S</meta:editing-duration>
    <meta:editing-cycles>4</meta:editing-cycles>
    <meta:generator>LibreOffice/6.0.6.2$Linux_X86_64 LibreOffice_project/00m0$Build-2</meta:generator>
    <meta:document-statistic meta:table-count="0" meta:image-count="0" meta:object-count="6" meta:page-count="1" meta:paragraph-count="14" meta:word-count="73" meta:character-count="504" meta:non-whitespace-character-count="443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Mg</mi>
            <mrow>
              <msub>
                <mrow>
                  <mo stretchy="false">(</mo>
                  <msub>
                    <mi mathvariant="italic">NO</mi>
                    <mn>3</mn>
                  </msub>
                  <mo stretchy="false">)</mo>
                </mrow>
                <mn>2</mn>
              </msub>
              <mo stretchy="false">+</mo>
              <mn>2</mn>
            </mrow>
            <mi mathvariant="italic">NaOH</mi>
            <mo stretchy="false">→</mo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Na</mi>
            <msub>
              <mi mathvariant="italic">NO</mi>
              <mn>3</mn>
            </msub>
          </mrow>
        </mtd>
      </mtr>
      <mtr>
        <mtd>
          <mrow>
            <mrow>
              <msup>
                <mi mathvariant="italic">Mg</mi>
                <mrow>
                  <mn>2</mn>
                  <mo stretchy="false">+</mo>
                  <mi/>
                </mrow>
              </msup>
              <mo stretchy="false">+</mo>
              <mn>2</mn>
            </mrow>
            <msup>
              <mi mathvariant="italic">OH</mi>
              <mrow>
                <mo stretchy="false">−</mo>
                <mi/>
              </mrow>
            </msup>
            <mo stretchy="false">→</mo>
            <mi mathvariant="italic">Mg</mi>
            <msub>
              <mrow>
                <mo stretchy="false">(</mo>
                <mi mathvariant="italic">OH</mi>
                <mo stretchy="false">)</mo>
              </mrow>
              <mn>2</mn>
            </msub>
          </mrow>
        </mtd>
      </mtr>
      <mtr>
        <mtd>
          <mrow>
            <msub>
              <mi mathvariant="italic">Al</mi>
              <mn>2</mn>
            </msub>
            <mrow>
              <mrow>
                <mo stretchy="false">(</mo>
                <msub>
                  <mi mathvariant="italic">SO</mi>
                  <mn>4</mn>
                </msub>
                <mo stretchy="false">)</mo>
              </mrow>
              <mo stretchy="false">+</mo>
              <mn>6</mn>
            </mrow>
            <mi mathvariant="italic">NaOH</mi>
            <mo stretchy="false">→</mo>
            <mn>2</mn>
            <mi mathvariant="italic">Al</mi>
            <msub>
              <mrow>
                <mo stretchy="false">(</mo>
                <mi mathvariant="italic">OH</mi>
                <mo stretchy="false">)</mo>
              </mrow>
              <mn>3</mn>
            </msub>
            <mrow>
              <mo stretchy="false">↓</mo>
              <mo stretchy="false">+</mo>
              <mn>3</mn>
            </mrow>
            <msub>
              <mi mathvariant="italic">Na</mi>
              <mn>2</mn>
            </msub>
            <msub>
              <mi mathvariant="italic">SO</mi>
              <mn>4</mn>
            </msub>
          </mrow>
        </mtd>
      </mtr>
      <mtr>
        <mtd>
          <mrow>
            <mn>2</mn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6</mn>
            </mrow>
            <msup>
              <mi mathvariant="italic">OH</mi>
              <mrow>
                <mo stretchy="false">−</mo>
                <mi/>
              </mrow>
            </msup>
            <mo stretchy="false">→</mo>
            <mn>2</mn>
            <mi mathvariant="italic">Al</mi>
            <msub>
              <mrow>
                <mo stretchy="false">(</mo>
                <mi mathvariant="italic">OH</mi>
                <mo stretchy="false">)</mo>
              </mrow>
              <mn>3</mn>
            </msub>
          </mrow>
        </mtd>
      </mtr>
    </mtable>
    <annotation encoding="StarMath 5.0">Mg(NO_3)_2 +2 NaOH rightarrow Mg(OH)_2 + 2 Na NO_3 newline
Mg^{2+`}+2 OH^-` rightarrow Mg(OH)_2 newline
Al_2(SO_4) +6 NaOH rightarrow 2 Al(OH)_3 downarrow +3 Na_2 SO_4 newline
2 Al^{3+`} +6 OH^-` rightarrow 2 Al(OH)_3</annotation>
  </semantics>
</math>
</file>

<file path=Object 2/content.xml><?xml version="1.0" encoding="utf-8"?>
<math xmlns="http://www.w3.org/1998/Math/MathML">
  <semantics>
    <mtable>
      <mtr>
        <mtd>
          <mrow>
            <mi mathvariant="italic">Fe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T</mi>
                <mo stretchy="false">↑</mo>
              </mrow>
            </mover>
            <mrow>
              <mi mathvariant="italic">FeO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i mathvariant="italic">Cu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T</mi>
                <mo stretchy="false">↑</mo>
              </mrow>
            </mover>
            <mrow>
              <mi mathvariant="italic">CuO</mi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Fe(OH)_2 rightarrow  csup{T uparrow } FeO+H_2 O newline
Cu(OH)_2 rightarrow  csup{T uparrow } CuO+H_2 O</annotation>
  </semantics>
</math>
</file>

<file path=Object 3/content.xml><?xml version="1.0" encoding="utf-8"?>
<math xmlns="http://www.w3.org/1998/Math/MathML">
  <semantics>
    <mrow>
      <mi mathvariant="italic">FeO</mi>
      <mi>и</mi>
      <msub>
        <mi mathvariant="italic">Cu</mi>
        <mn>2</mn>
      </msub>
      <mi>O</mi>
    </mrow>
    <annotation encoding="StarMath 5.0">FeO и Cu_2 O</annotation>
  </semantics>
</math>
</file>

<file path=Object 4/content.xml><?xml version="1.0" encoding="utf-8"?>
<math xmlns="http://www.w3.org/1998/Math/MathML">
  <semantics>
    <mrow>
      <msub>
        <mi mathvariant="italic">Fe</mi>
        <mn>2</mn>
      </msub>
      <msub>
        <mi>O</mi>
        <mn>3</mn>
      </msub>
      <mi>и</mi>
      <mi/>
      <mi mathvariant="italic">Cu</mi>
      <mi>O</mi>
    </mrow>
    <annotation encoding="StarMath 5.0">Fe_2 O_3 и` Cu O</annotation>
  </semantics>
</math>
</file>

<file path=Object 5/content.xml><?xml version="1.0" encoding="utf-8"?>
<math xmlns="http://www.w3.org/1998/Math/MathML">
  <semantics>
    <mtable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Mg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Mg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
Zn(OH)_2 +2 HCl rightarrow  Zn Cl_2 + 2 H_2 O newline
Zn(OH)_2 +2 H^+` rightarrow  Zn^{2+`} + 2 H_2 O newline
Mg(OH)_2 +2 HCl rightarrow  Mg Cl_2 + 2 H_2 O newline
Mg(OH)_2 +2 H^+` rightarrow  Mg^{2+`} + 2 H_2 O
</annotation>
  </semantics>
</math>
</file>

<file path=Object 6/content.xml><?xml version="1.0" encoding="utf-8"?>
<math xmlns="http://www.w3.org/1998/Math/MathML">
  <semantics>
    <mtable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i mathvariant="italic">NaOH</mi>
            </mrow>
            <mo stretchy="false">→</mo>
            <mi mathvariant="italic">Na</mi>
            <mrow>
              <mo stretchy="false">[</mo>
              <mrow>
                <mi mathvariant="italic">Al</mi>
                <mrow>
                  <mo stretchy="false">(</mo>
                  <msub>
                    <mi mathvariant="italic">OH</mi>
                    <mn>4</mn>
                  </msub>
                  <mo stretchy="false">)</mo>
                </mrow>
              </mrow>
              <mo stretchy="false">]</mo>
            </mrow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sup>
                <mi mathvariant="italic">OH</mi>
                <mrow>
                  <mo stretchy="false">−</mo>
                  <mi/>
                </mrow>
              </msup>
            </mrow>
            <mo stretchy="false">→</mo>
            <msup>
              <mrow>
                <mo stretchy="false">[</mo>
                <mrow>
                  <mi mathvariant="italic">Al</mi>
                  <mrow>
                    <mo stretchy="false">(</mo>
                    <msub>
                      <mi mathvariant="italic">OH</mi>
                      <mn>4</mn>
                    </msub>
                    <mo stretchy="false">)</mo>
                  </mrow>
                </mrow>
                <mo stretchy="false">]</mo>
              </mrow>
              <mrow>
                <mo stretchy="false">−</mo>
                <mi/>
              </mrow>
            </msup>
          </mrow>
        </mtd>
      </mtr>
    </mtable>
    <annotation encoding="StarMath 5.0"> 2 Ga(OH)_3 + 3 Ca(OH)_2 rightarrow  csup{p`-p}    Ca_3 [Ga(OH)_6]_2 newline 
 Al(OH)_3 +NaOH rightarrow  Na[Al(OH_4)] newline
Al(OH)_3 +OH^-` rightarrow  [Al(OH_4)]^-`</annotation>
  </semantics>
</math>
</file>